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9f06c" officeooo:paragraph-rsid="000b3482" style:font-style-asian="normal" style:font-style-complex="normal"/>
    </style:style>
    <style:style style:name="P2" style:family="paragraph" style:parent-style-name="Standard">
      <style:text-properties fo:font-style="normal" officeooo:rsid="0035e96b" officeooo:paragraph-rsid="000b3482" style:font-style-asian="normal" style:font-style-complex="normal"/>
    </style:style>
    <style:style style:name="P3" style:family="paragraph" style:parent-style-name="Standard">
      <style:text-properties fo:font-style="normal" officeooo:rsid="0036e240" officeooo:paragraph-rsid="000b3482" style:font-style-asian="normal" style:font-style-complex="normal"/>
    </style:style>
    <style:style style:name="P4" style:family="paragraph" style:parent-style-name="Standard">
      <style:text-properties fo:font-style="normal" officeooo:rsid="00371614" officeooo:paragraph-rsid="000b3482" style:font-style-asian="normal" style:font-style-complex="normal"/>
    </style:style>
    <style:style style:name="P5" style:family="paragraph" style:parent-style-name="Standard">
      <style:text-properties fo:font-style="normal" officeooo:rsid="01223fe1" officeooo:paragraph-rsid="000b3482" style:font-style-asian="normal" style:font-style-complex="normal"/>
    </style:style>
    <style:style style:name="P6" style:family="paragraph" style:parent-style-name="Standard">
      <style:text-properties fo:font-style="normal" officeooo:rsid="0037dd72" officeooo:paragraph-rsid="000b3482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tyle="normal" officeooo:rsid="0038683d" officeooo:paragraph-rsid="000b3482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38683d" officeooo:paragraph-rsid="000b3482" style:font-style-asian="normal" style:font-style-complex="normal"/>
    </style:style>
    <style:style style:name="P9" style:family="paragraph" style:parent-style-name="Standard">
      <style:text-properties fo:font-style="normal" officeooo:rsid="0038683d" officeooo:paragraph-rsid="000b3482" style:font-style-asian="normal" style:font-style-complex="normal"/>
    </style:style>
    <style:style style:name="P10" style:family="paragraph" style:parent-style-name="Standard">
      <style:text-properties fo:font-style="normal" officeooo:rsid="0038cab9" officeooo:paragraph-rsid="000b3482" style:font-style-asian="normal" style:font-style-complex="normal"/>
    </style:style>
    <style:style style:name="P11" style:family="paragraph" style:parent-style-name="Standard">
      <style:text-properties style:font-name="Liberation Serif" fo:font-style="italic" officeooo:rsid="0035caa5" officeooo:paragraph-rsid="000b3482" style:font-style-asian="italic" style:font-style-complex="italic"/>
    </style:style>
    <style:style style:name="P12" style:family="paragraph" style:parent-style-name="Standard">
      <style:text-properties style:font-name="Liberation Serif" fo:font-style="italic" officeooo:rsid="0037dd72" officeooo:paragraph-rsid="000b3482" style:font-style-asian="italic" style:font-style-complex="italic"/>
    </style:style>
    <style:style style:name="P13" style:family="paragraph" style:parent-style-name="Standard">
      <style:text-properties style:font-name="Liberation Serif" fo:font-style="italic" officeooo:rsid="002f5529" officeooo:paragraph-rsid="000b3482" style:font-style-asian="italic" style:font-style-complex="italic"/>
    </style:style>
    <style:style style:name="P14" style:family="paragraph" style:parent-style-name="Standard">
      <style:text-properties officeooo:paragraph-rsid="000b348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22dfd5" style:font-style-asian="italic" style:font-style-complex="italic"/>
    </style:style>
    <style:style style:name="T3" style:family="text">
      <style:text-properties fo:font-style="italic" officeooo:rsid="0105eaeb" style:font-style-asian="italic" style:font-style-complex="italic"/>
    </style:style>
    <style:style style:name="T4" style:family="text">
      <style:text-properties officeooo:rsid="031810a8"/>
    </style:style>
    <style:style style:name="T5" style:family="text">
      <style:text-properties officeooo:rsid="0036e240"/>
    </style:style>
    <style:style style:name="T6" style:family="text">
      <style:text-properties officeooo:rsid="00371614"/>
    </style:style>
    <style:style style:name="T7" style:family="text">
      <style:text-properties officeooo:rsid="0105eaeb"/>
    </style:style>
    <style:style style:name="T8" style:family="text">
      <style:text-properties officeooo:rsid="0038683d"/>
    </style:style>
    <style:style style:name="T9" style:family="text">
      <style:text-properties fo:font-style="normal" officeooo:rsid="0038683d" style:font-style-asian="normal" style:font-style-complex="normal"/>
    </style:style>
    <style:style style:name="T10" style:family="text">
      <style:text-properties officeooo:rsid="0037dd72"/>
    </style:style>
    <style:style style:name="T11" style:family="text">
      <style:text-properties officeooo:rsid="0122dfd5"/>
    </style:style>
    <style:style style:name="T12" style:family="text">
      <style:text-properties officeooo:rsid="0038cab9"/>
    </style:style>
    <style:style style:name="T13" style:family="text">
      <style:text-properties officeooo:rsid="0010d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2">Но жизнь Клуба не зациклилась на одних лишь танцах.</text:p>
      <text:p text:style-name="P2">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.</text:p>
      <text:p text:style-name="P2">Одна из репетиций проходила в летнем кинотеатре Парка. </text:p>
      <text:p text:style-name="P2">Мы работали на сцене с отдёрнутым экраном — сезон кинопоказа под открытым небом был на исходе. </text:p>
      <text:p text:style-name="P2">Зал пуст. Песня в ля-минорчике:</text:p>
      <text:p text:style-name="P2"><text:span text:style-name="T1"><text:tab/><text:tab/><text:tab/>Потолок ледяной, дверь скрипучая.</text:span>..</text:p>
      <text:p text:style-name="P2">Сумерки густеют.</text:p>
      <text:p text:style-name="P2">И тут от тоннельного входа под кинобудкой заходят две девушки и пацан с ними.</text:p>
      <text:p text:style-name="P2">Зашли, так зашли. Кому мешают? Сели где-то в пятом ряду от сцены. </text:p>
      <text:p text:style-name="P2">Одна темноволосая, но толстая.</text:p>
      <text:p text:style-name="P2">Вторая — то, что надо, в мини-юбке, жилетка клетчатая. Волосы волнистые, в короткой стрижке; жёлтые — видно, что крашенные.</text:p>
      <text:p text:style-name="P2">И так спокойно, не таясь, достаёт из жилетки пачку сигарет и — закуривает. </text:p>
      <text:p text:style-name="P2">Чепины подружки всегда как-то прячутся, оглядываются, а тут...</text:p>
      <text:p text:style-name="P2">Они сидят. Мы репетируем. Она что-то своей толстушке-подружке говорит. </text:p>
      <text:p text:style-name="P2">Уже потом я узнал, что это она ей про меня сказала:</text:p>
      <text:p text:style-name="P2">- Этого я забила. Спорим — мой будет?</text:p>
      <text:p text:style-name="P2">Отыграли, вобщем, и тот малолетка ко мне на сцену подходит:</text:p>
      <text:p text:style-name="P2">- Вон та девушка хочет с тобой поговорить.</text:p>
      <text:p text:style-name="P2">Через минуту я уже рядом с ними — Оля, Света, <text:span text:style-name="T4">очень приятно!</text:span> — а через полчаса провожаю.</text:p>
      <text:p text:style-name="P2">Недалеко, метров двести от Парка, <text:span text:style-name="T5">третий переулок улицы Будённого, не доходя до Болота.</text:span></text:p>
      <text:p text:style-name="P3">А Чепа с Квэком тоже увязались. </text:p>
      <text:p text:style-name="P3">Непонятно <text:span text:style-name="T6">как-то;</text:span> подружка одна, а их — двое.</text:p>
      <text:p text:style-name="P4">Кто кого провожает?</text:p>
      <text:p text:style-name="P4">Как свернули в переулок, Света «пока-пока» и — в калитку своей хаты. </text:p>
      <text:p text:style-name="P4">Я провожаю Ольгу до следующей; она сказала, что там живёт; а Чепа с Квэком не отстают, ещё и в наш с ней разговор реплики вставляют.</text:p>
      <text:p text:style-name="P4">И только когда мы с ней начали целоваться, им дошло, что тут не светит. <text:s/></text:p>
      <text:p text:style-name="P4">Перешли к противоположному забору, помочились на него под фонарём — богема, блин! — и ушли не солоно хлебавши. Как будто не могли до Будённого дотерпеть.</text:p>
      <text:p text:style-name="P4">Откуда Квэк на репетиции взялся? </text:p>
      <text:p text:style-name="P4">Так ведь солистка Жанна Парасюк его сестра родная.</text:p>
      <text:p text:style-name="P5"><text:s/></text:p>
      <text:p text:style-name="P4">Концерты художественной самодеятельности проходили не только в Клубе. Иногда и<text:span text:style-name="T7">х</text:span> вывозили в разные сёла конотопского района, на заводском автобусе марки ПАЗ.</text:p>
      <text:p text:style-name="P4">Именно для одного из таких концертов и репетировался ледяной потолок со скрипучей дверью.</text:p>
      <text:p text:style-name="P4">Поскольку автобус не резиновый, везти с собой аппаратуру не получается, также некуда грузить маловозрастных снежинок из балетной студии.</text:p>
      <text:p text:style-name="P4">Один «гопак», один молдаванский «жок» в дуэтном варианте под баян Аиды. </text:p>
      <text:p text:style-name="P4">Потом она передаёт инструмент Чубе для использования в составе эстрадного ансамбля.</text:p>
      <text:p text:style-name="P4">У меня в ансамбле роль ритм-гитариста, но на простой, акустической. </text:p>
      <text:p text:style-name="P4">Владю Аксёнов не задействовал — вместо соло-гитары у него свой саксофон.</text:p>
      <text:p text:style-name="P4">Ну, а Чепа как был ударником, так и остался; просто «кухня» у него в скелетном составе — из трёх предметов для битья палочками.</text:p>
      <text:p text:style-name="P6">Мурашковский — общепризнанный гвоздь программы; то песни поёт, то «гуморески» <text:soft-page-break/>рассказывает.</text:p>
      <text:p text:style-name="P6">Автор «гуморес<text:span text:style-name="T7">ок</text:span>» Павло Глазовой на тему «про меня и про моего кума». </text:p>
      <text:p text:style-name="P6">То как мы штангу футбольных ворот головой сносим, то на мотоцикле в быка врезаемся, а он нас через дуб перебрасывает. </text:p>
      <text:p text:style-name="P6">Публике нравится — смеются и хлопают.</text:p>
      <text:p text:style-name="P6">Потом на сцену опять выходит солистка Жанна и мы — музыкальное сопровождение.</text:p>
      <text:p text:style-name="P6">Чепа задаёт темп, мы вступаем и я чувствую, что гитарные струны у меня под пальцами совсем ослаблены. Это Аксёнов во время «гуморески», а может «гопака», гитару раскрутил для смеху.</text:p>
      <text:p text:style-name="P6"><text:s/>Хохмач толстощёкий.</text:p>
      <text:p text:style-name="P6">Ну, ладно; Чуба с Чепой гармонию и ритм восполняют, а я, типа, живая декорация — медиатором по струнам бью, но струны не прижимаю, чтоб звука не было.</text:p>
      <text:p text:style-name="P6">В заключение концерта <text:span text:style-name="T6">—</text:span> «под занавес» <text:span text:style-name="T6">—</text:span> Мурашковский, как всегда, <text:s/>выдаёт свою главную «бомбу» <text:span text:style-name="T6">— </text:span>гумореска про примака и тёщу.</text:p>
      <text:p text:style-name="P6"/>
      <text:p text:style-name="P12"><text:span text:style-name="T7">(...в</text:span> те времена слово «тёща» было самым магическим заклинанием артистов-юмористов. Стоило человеку со сцены произнести — «тёща!» — и зал от хохота покатом ложился.</text:p>
      <text:p text:style-name="P12">Нынче-то население поизощрённей стало, избаловано юмором; теперь актёру комедийного <text:span text:style-name="T8">жанра</text:span> надо поднапрячься и громко крикнуть в микрофон — «жопа!» <text:span text:style-name="T6">— </text:span>а то ведь им и не дойдёт, что пора смеяться.</text:p>
      <text:p text:style-name="P12">Ладно, идём обратно на концерт в сельском клубе начала семидесятых...<text:span text:style-name="T7">)</text:span></text:p>
      <text:p text:style-name="P13"/>
      <text:p text:style-name="P9">Значит, Мурашковский от задней двери с воплями несётся через весь небольшой зал к сцене. В руках у него футляр от баяна, типа, как чемодан с личными пожитками.</text:p>
      <text:p text:style-name="P14"><text:span text:style-name="T9">Взбирается на сцену и начинает рассказывать гумореску о </text:span>горькой<text:span text:style-name="T9"> доле примака.</text:span></text:p>
      <text:p text:style-name="P9">Как его жена и тёща сдали в милицию на пятнадцать суток, чтоб спасти от запоя.</text:p>
      <text:p text:style-name="P9">За это время он приготовил план мести.</text:p>
      <text:p text:style-name="P9">Вернувшись после отсидки к месту жительства, он <text:s/><text:span text:style-name="T10">— </text:span>так, между прочим <text:span text:style-name="T10">— </text:span>извещает, что в погребе развалилась бочка с огурцами.</text:p>
      <text:p text:style-name="P7">(<text:span text:style-name="T1">Зал оживляется и начинает гыкать</text:span>.)</text:p>
      <text:p text:style-name="P9">Жена с тёщей всполошились и наперегонки спускаются в погреб по приставной лестнице. Примак сверху зачитывает доктрину ветхого завета «око за око» <text:span text:style-name="T10">—</text:span> вы меня посадили, теперь я вас приговариваю к пятнадцати суткам <text:span text:style-name="T10">— </text:span>с разгону хряскает крышкой погреба.</text:p>
      <text:p text:style-name="P7">(<text:span text:style-name="T1">В зале ликующий гогот</text:span>.)</text:p>
      <text:p text:style-name="P9">Примак спускает в погреб передачу на верёвочке, <text:span text:style-name="T11">с интервалом в один</text:span> день.</text:p>
      <text:p text:style-name="P8"><text:tab/> <text:s text:c="2"/>(<text:span text:style-name="T1">Децибелы хохота докатываются до соседнего села. </text:span></text:p>
      <text:p text:style-name="P8"><text:span text:style-name="T1"><text:tab/> <text:s/>Зрители с особенно ярким воображением уже не могут смеяться — просто <text:tab/><text:tab/> <text:s/>дёргают головой с судорожно раскрытым ртом, глаза зажмурены и истекают <text:tab/> <text:s text:c="2"/><text:tab/> <text:s/>слезами, которые нечем утирать — руки, стиснутые в кулаки стучат по спинке <text:tab/> <text:s/>сиденья в п</text:span><text:span text:style-name="T2">редыдущем</text:span><text:span text:style-name="T1"> ряду.</text:span>)</text:p>
      <text:p text:style-name="P9">Через четыре дня вызванная кем-то из сельчан милиция освобождает узниц, а примак получает ещё пятнадцать суток.</text:p>
      <text:p text:style-name="P7">(<text:span text:style-name="T3">«</text:span><text:span text:style-name="T2">Бу-га-га!» зала начинает смахивать на коллективный припадок</text:span>.)</text:p>
      <text:p text:style-name="P9">Мурашковский выдаёт заключительную строку, как тореадор добивающий быка:</text:p>
      <text:p text:style-name="P9">- Всё — ухожу! Но вашу хату не сожгу, хотя и мог бы!</text:p>
      <text:p text:style-name="P9">Обычно на эту фразу зал реагирует прощальным взрывом хохота, способным вынести окна и двери вместе с рамами.</text:p>
      <text:p text:style-name="P9">Мурашковский изготавливается делать поклон на общую овацию и...</text:p>
      <text:p text:style-name="P9">Тишина.</text:p>
      <text:p text:style-name="P9">Абсолютная тишина.</text:p>
      <text:p text:style-name="P9">Ни звука.</text:p>
      <text:p text:style-name="P9">Все замерли как <text:span text:style-name="T12">экспонаты в театре восковых фигур мадам Тюссо.</text:span></text:p>
      <text:p text:style-name="P10"><text:soft-page-break/>Лишь где-то в семнадцатом ряду негромко шлёпается в пол запоздавшая слезинка, выхохотанная всего пару секунд назад.</text:p>
      <text:p text:style-name="P10">Потом начинают поскрипывать спинки сидений. </text:p>
      <text:p text:style-name="P10">Председатель сельсовета подымается на сцену со скомканным словом благодарности за шефский концерт.</text:p>
      <text:p text:style-name="P10">Зрители уныло расходятся. </text:p>
      <text:p text:style-name="P10">За кулисами Мурашковский бьётся в истерике. Его не знают как унять.</text:p>
      <text:p text:style-name="P10">Инструменты и костюмы в рекордный срок загружены в автобус. </text:p>
      <text:p text:style-name="P10">Все садятся в комнате завклуба за обычное благодарственное угощенье — хлеб, сало, огурцы, самогон.</text:p>
      <text:p text:style-name="P10">После первого стакана председатель сельсовета приносит неловкое извинение Мурашковскому:</text:p>
      <text:p text:style-name="P10">- Ну, тут... те<text:span text:style-name="T13">є... </text:span>у нас на селе <text:span text:style-name="T11">за месяц </text:span>три хаты сгорели... никак не найдут кто...</text:p>
      <text:p text:style-name="P10"/>
      <text:p text:style-name="P10">Директор Клуба, Павел Митрофанович, всё более краснея лицом, прослеживает, чтоб водитель автобуса не пил более двух стаканов и после третьего мы выезжаем в ночь.</text:p>
      <text:p text:style-name="P1">Меня в ту пору ещё передёргивало от вкуса самогонки, поэтому те пара глотков, заеденные хлебом с салом, быстро выветриваются.</text:p>
      <text:p text:style-name="P1">Я смотрю в непроглядную ночь за оконным стеклом. Водитель всю душу вкладывает в скорость и давит педаль газа до самого пола.</text:p>
      <text:p text:style-name="P1">Мы несёмся. Несёмся по мягким грунтовым дорогам района. </text:p>
      <text:p text:style-name="P1">Свет фар выхватывает из темноты мелькающие мимо ветки придорожных деревьев. Порой промелькивают хаты сёл.</text:p>
      <text:p text:style-name="P1">Вон у одной из хат хлопец и девушка. Провожаются. Смотрят на пролетающий автобус. Думают: живут же люди! В городе живут. </text:p>
      <text:p text:style-name="P1">Завидуют мне. </text:p>
      <text:p text:style-name="P1">Странно, но я завидую им. Провожаются. Мне тоже хочется вот так же. В тёмной украинской ночи. </text:p>
      <text:p text:style-name="P1">Но у меня ведь есть Ольга. В её переулке такая же ночь. </text:p>
      <text:p text:style-name="P1">А всё равно завидую тому хлопцу. </text:p>
      <text:p text:style-name="P1">Стран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7:47:57.962487591</meta:creation-date>
    <dc:date>2017-03-01T17:48:08.442864434</dc:date>
    <dc:creator>sehrguey </dc:creator>
    <meta:editing-duration>PT10S</meta:editing-duration>
    <meta:editing-cycles>1</meta:editing-cycles>
    <meta:document-statistic meta:table-count="0" meta:image-count="0" meta:object-count="0" meta:page-count="3" meta:paragraph-count="91" meta:word-count="1113" meta:character-count="7371" meta:non-whitespace-character-count="6264"/>
    <meta:generator>LibreOffice/4.3.3.2$Linux_x86 LibreOffice_project/430m0$Build-2</meta:generator>
  </office:meta>
</office:document-meta>
</file>